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b60" officeooo:paragraph-rsid="0005fb60"/>
    </style:style>
    <style:style style:name="P2" style:family="paragraph" style:parent-style-name="Standard">
      <style:text-properties officeooo:paragraph-rsid="0005fb60"/>
    </style:style>
    <style:style style:name="P3" style:family="paragraph" style:parent-style-name="Standard">
      <style:text-properties officeooo:rsid="00060df5" officeooo:paragraph-rsid="00060df5"/>
    </style:style>
    <style:style style:name="P4" style:family="paragraph" style:parent-style-name="Standard">
      <style:text-properties officeooo:paragraph-rsid="00060df5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5fb60"/>
    </style:style>
    <style:style style:name="T2" style:family="text">
      <style:text-properties fo:font-variant="normal" fo:text-transform="none" fo:font-style="normal"/>
    </style:style>
    <style:style style:name="T3" style:family="text">
      <style:text-properties fo:font-variant="normal" fo:text-transform="none" fo:font-style="normal" fo:font-weight="normal"/>
    </style:style>
    <style:style style:name="T4" style:family="text">
      <style:text-properties fo:font-variant="normal" fo:text-transform="none" fo:font-style="normal" fo:font-weight="normal" officeooo:rsid="0005fb60"/>
    </style:style>
    <style:style style:name="T5" style:family="text">
      <style:text-properties fo:font-variant="normal" fo:text-transform="none" fo:font-style="normal" fo:font-weight="normal" officeooo:rsid="00060df5"/>
    </style:style>
    <style:style style:name="T6" style:family="text">
      <style:text-properties fo:font-variant="normal" fo:text-transform="none" fo:font-style="normal" fo:font-weight="normal" style:font-weight-asian="normal" style:font-weight-complex="normal"/>
    </style:style>
    <style:style style:name="T7" style:family="text">
      <style:text-properties fo:font-variant="normal" fo:text-transform="none" fo:font-style="normal" fo:font-weight="bold"/>
    </style:style>
    <style:style style:name="T8" style:family="text">
      <style:text-properties fo:font-variant="normal" fo:text-transform="none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) default value of lorem?</text:p>
      <text:p text:style-name="P1">Ans.) 30</text:p>
      <text:p text:style-name="P1"/>
      <text:p text:style-name="P1">2.) Tag for verticle line?</text:p>
      <text:p text:style-name="P2"><text:span text:style-name="T1">Ans.) <text:s/></text:span>Although HTML only have the element for a horizontal line; but still there are multiple ways to create a vertical line in HTML as mentioned below:</text:p>
      <text:list xml:id="list2738351346" text:style-name="L1">
        <text:list-item>
          <text:p text:style-name="P6">Using Border CSS Property </text:p>
        </text:list-item>
        <text:list-item>
          <text:p text:style-name="P6">Using width and height CSS Property </text:p>
        </text:list-item>
        <text:list-item>
          <text:p text:style-name="P5">Using hr Transform Property </text:p>
        </text:list-item>
      </text:list>
      <text:p text:style-name="P1">3.) Diffrence between entity and atributes?</text:p>
      <text:p text:style-name="P2"><text:span text:style-name="T1">Ans.) </text:span><text:span text:style-name="T3">Some characters are reserved in HTML.</text:span></text:p>
      <text:p text:style-name="Text_20_body">If you use the less than (&lt;) or greater than (&gt;) signs in your text, the browser might mix them with tags.</text:p>
      <text:p text:style-name="Text_20_body">Character entities are used to display reserved characters in HTML.</text:p>
      <text:p text:style-name="P2"><text:span text:style-name="T3">An attribute is used to define the characteristics of an HTML element and is placed inside the element's opening tag. All attributes are made up of two parts − a </text:span><text:span text:style-name="T7">name</text:span><text:span text:style-name="T3"> and a </text:span><text:span text:style-name="T7">value</text:span></text:p>
      <text:p text:style-name="P2"><text:span text:style-name="T3"/></text:p>
      <text:p text:style-name="P1"><text:span text:style-name="T3">4.) ampersand and #ampersand?</text:span></text:p>
      <text:p text:style-name="P2"><text:span text:style-name="T4">Ans) </text:span><text:span text:style-name="T3">In HTML, the ampersand character (“&amp;”) declares the beginning of an entity reference (a special character). If you want one to appear in text on a web page you should use the encoded named entity “</text:span><text:span text:style-name="Source_20_Text"><text:span text:style-name="T3">&amp;amp;</text:span></text:span><text:span text:style-name="T3"> While most web browsers will let you get away </text:span><text:span text:style-name="Emphasis"><text:span text:style-name="T8">without</text:span></text:span><text:span text:style-name="T3"> encoding them, stuff can get dicey in weird edge cases and fail completely in XML.</text:span></text:p>
      <text:p text:style-name="P2"><text:span text:style-name="T3"/></text:p>
      <text:p text:style-name="P3"><text:span text:style-name="T3">5.) what is Url? Types of Url? How to access files using url?</text:span></text:p>
      <text:p text:style-name="P4"><text:span text:style-name="T5">Ans.) </text:span><text:span text:style-name="Strong_20_Emphasis"><text:span text:style-name="T6">URL</text:span></text:span><text:span text:style-name="T3"> stands for </text:span><text:span text:style-name="Emphasis"><text:span text:style-name="T8">Uniform Resource Locator</text:span></text:span><text:span text:style-name="T3">. A URL is nothing more than the address of a given unique resource on the Web. In theory, each valid URL points to a unique resource. Such resources can be an HTML page, a CSS document, an image, etc</text:span></text:p>
      <text:p text:style-name="P2"><text:span text:style-name="T3"><text:s text:c="2"/></text:span></text:p>
      <text:p text:style-name="P3"><text:span text:style-name="T3">There are two types of url:</text:span></text:p>
      <text:p text:style-name="P3"><text:span text:style-name="T3">1.) Absolute Url</text:span></text:p>
      <text:p text:style-name="P3"><text:span text:style-name="T3">2.) Relative Url</text:span></text:p>
      <text:p text:style-name="P3"><text:span text:style-name="T3"/></text:p>
      <text:p text:style-name="P4"><text:span text:style-name="T5">1.) </text:span><text:span text:style-name="Strong_20_Emphasis"><text:span text:style-name="T2">Absolute URL:</text:span></text:span><text:span text:style-name="T3"> This type of URL contains both the domain name and directory/page path. An absolute URL gives complete location information. It begins with a protocol like “http://” and continues, including every detail. An absolute URL typically comes with the following syntax.</text:span></text:p>
      <text:p text:style-name="P4"><text:span text:style-name="T5">eg., </text:span><text:span text:style-name="T3">protocol://domain/path</text:span></text:p>
      <text:p text:style-name="P4"><text:span text:style-name="T3"/></text:p>
      <text:p text:style-name="P4"><text:span text:style-name="T5">2.) </text:span><text:span text:style-name="Strong_20_Emphasis"><text:span text:style-name="T2">Relative URL:</text:span></text:span><text:span text:style-name="T3"> This type of URL contains the path excluding the domain name. Relative means “in relation to”, and a relative URL tells a URL location on terms of the current location. Relative path is used for reference to a given link of a file that exist within the same domain.</text:span></text:p>
      <text:p text:style-name="P4"><text:span text:style-name="T5"><text:s/>eg., </text:span><text:span text:style-name="T3">&lt;img src="geeksforgeeks.jpg"&gt;</text:span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2:55:43.120780742</meta:creation-date>
    <dc:date>2022-07-19T13:10:39.784065812</dc:date>
    <meta:editing-duration>PT4M46S</meta:editing-duration>
    <meta:editing-cycles>1</meta:editing-cycles>
    <meta:document-statistic meta:table-count="0" meta:image-count="0" meta:object-count="0" meta:page-count="1" meta:paragraph-count="24" meta:word-count="372" meta:character-count="2110" meta:non-whitespace-character-count="1757"/>
    <meta:generator>LibreOffice/6.4.7.2$Linux_X86_64 LibreOffice_project/40$Build-2</meta:generator>
  </office:meta>
</office:document-meta>
</file>